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Micro Hei" svg:font-family="'WenQuanYi Micro Hei'" style:font-family-generic="modern" style:font-pitch="fixed"/>
    <style:font-face style:name="ZapfHumnst BT" svg:font-family="'ZapfHumnst BT'" style:font-adornments="Italic" style:font-pitch="variable"/>
    <style:font-face style:name="ZapfHumnst Dm BT" svg:font-family="'ZapfHumnst Dm BT'" style:font-adornments="Demi" style:font-pitch="variable"/>
    <style:font-face style:name="ZapfHumnst Dm BT1" svg:font-family="'ZapfHumnst Dm BT'" style:font-adornments="Demi Italic" style:font-pitch="variable"/>
    <style:font-face style:name="ZapfHumnst Ult BT" svg:font-family="'ZapfHumnst Ult BT'" style:font-adornments="Ultra" style:font-pitch="variable"/>
    <style:font-face style:name="Adobe Garamond Pro" svg:font-family="'Adobe Garamond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itle" style:master-page-name="First_20_Page">
      <style:paragraph-properties style:page-number="auto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Heading_20_4">
      <style:paragraph-properties fo:margin-left="0.6in" fo:margin-right="0.3in" fo:text-indent="-0.3in" style:auto-text-indent="false"/>
    </style:style>
    <style:style style:name="P6" style:family="paragraph" style:parent-style-name="Heading_20_5">
      <style:paragraph-properties fo:margin-left="0.6in" fo:margin-right="0.3in" fo:text-indent="-0.3in" style:auto-text-indent="false"/>
    </style:style>
    <style:style style:name="P7" style:family="paragraph" style:parent-style-name="Text_20_body_20_indent" style:list-style-name="L2"/>
    <style:style style:name="P8" style:family="paragraph" style:parent-style-name="Text_20_body_20_indent" style:list-style-name="L4"/>
    <style:style style:name="P9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6.1071in" style:type="right" style:leader-style="dotted" style:leader-text="."/>
        </style:tab-stops>
      </style:paragraph-properties>
    </style:style>
    <style:style style:name="P12" style:family="paragraph" style:parent-style-name="Text_20_body" style:list-style-name="L1"/>
    <style:style style:name="P13" style:family="paragraph" style:parent-style-name="Text_20_body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itle>Paul Prince's Multi-Programming Executive</text:title></text:p>
      <text:p text:style-name="Subtitle"><text:user-defined style:data-style-name="N0" text:name="Subtitle">User's Manual</text:user-defined></text:p>
      <text:p text:style-name="Subtitle">(For Version <text:user-defined style:data-style-name="N0" text:name="MPX_Version">R1</text:user-defined>)</text:p>
      <text:table-of-content text:style-name="Sect1" text:protected="true" text:name="Table of Contents1">
        <text:table-of-content-source text:outline-level="3">
          <text:index-title-template text:style-name="Heading_20_1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h text:style-name="Heading_20_1" text:outline-level="1">Table of Contents</text:h>
          </text:index-title>
          <text:p text:style-name="P9">Introduction<text:tab/>3</text:p>
          <text:p text:style-name="P9">Using the MPX Shell<text:tab/>4</text:p>
          <text:p text:style-name="P10">Overview<text:tab/>4</text:p>
          <text:p text:style-name="P10">MPX Shell Commands<text:tab/>4</text:p>
          <text:p text:style-name="P11">The “help” Command<text:tab/>4</text:p>
          <text:p text:style-name="P11">The “commands” Command<text:tab/>5</text:p>
          <text:p text:style-name="P11">The “exit” Command<text:tab/>5</text:p>
          <text:p text:style-name="P11">The “version” Command<text:tab/>6</text:p>
          <text:p text:style-name="P11">The “date” Command<text:tab/>6</text:p>
          <text:p text:style-name="P11">The “ls” Command<text:tab/>7</text:p>
        </text:index-body>
      </text:table-of-content>
      <text:p text:style-name="Text_20_body"/>
      <text:h text:style-name="Heading_20_1" text:outline-level="1">Introduction</text:h>
      <text:p text:style-name="Text_20_body">Text body</text:p>
      <text:h text:style-name="Heading_20_1" text:outline-level="1">Getting Started</text:h>
      <text:h text:style-name="Heading_20_2" text:outline-level="2">Obtaining MPX</text:h>
      <text:p text:style-name="Text_20_body">The source code for this MPX is available online via Git; to download it, see:</text:p>
      <text:list xml:id="list744198367" text:style-name="L3">
        <text:list-item>
          <text:p text:style-name="P13"><text:a xlink:type="simple" xlink:href="http://github.com/pprince/cs450/tree/master/mpx">http://github.com/pprince/cs450/tree/master/mpx</text:a></text:p>
        </text:list-item>
      </text:list>
      <text:p text:style-name="Text_20_body">Currently, binary (ready-for-use) versions are not distributed.</text:p>
      <text:h text:style-name="Heading_20_2" text:outline-level="2">System Requirements</text:h>
      <text:p text:style-name="Text_20_body">This MPX is designed to run on Microsoft Windows XP. It may work without modification on MS-DOS or on more recent versions of Microsoft Windows, but such configurations are untested and unsupported.</text:p>
      <text:h text:style-name="Heading_20_2" text:outline-level="2">Starting MPX</text:h>
      <text:p text:style-name="Text_20_body">To start MPX, simply run the <text:span text:style-name="Teletype">mpx.exe</text:span> program. This program accepts no arguments, but any arguments given will be ignored (i.e., no error will be printed about them.)</text:p>
      <text:p text:style-name="Text_20_body">If all goes well, you will find yourself at the MPX shell prompt; see the next section for where to go from here!</text:p>
      <text:h text:style-name="Heading_20_3" text:outline-level="3">Caveat: Current Working Directory</text:h>
      <text:p text:style-name="Text_20_body_20_indent">You must invoke MPX with the correct working directory! MPX expects that it will be run from the same directory that contains the <text:span text:style-name="Teletype">mpx.exe</text:span> file; it references other files using relative path names.</text:p>
      <text:p text:style-name="Text_20_body_20_indent">You might end up invoking MPX from the incorrect working directory from the shell (example: typing “<text:span text:style-name="Teletype">../mpx.exe</text:span>” or “<text:span text:style-name="Teletype">./mpx/mpx.exe</text:span>”), or by using a mis-configured shortcut.</text:p>
      <text:p text:style-name="Text_20_body_20_indent">If MPX is not started with the correct working directory path, you may encounter errors such as:</text:p>
      <text:list xml:id="list1530568008" text:style-name="L4">
        <text:list-item>
          <text:p text:style-name="P8">The <text:span text:style-name="Teletype">help</text:span> command claiming that there is no help for any commands you try, even valid ones.</text:p>
        </text:list-item>
        <text:list-item>
          <text:p text:style-name="P8">The <text:span text:style-name="Teletype">ls</text:span> command returning an error even when given with no arguments.</text:p>
        </text:list-item>
      </text:list>
      <text:h text:style-name="Heading_20_1" text:outline-level="1">The MPX Shell</text:h>
      <text:p text:style-name="Text_20_body">MPX implements a command-line user interface (CLUI) or “shell” similar to that of MS-DOS or Unix. You type commands (some of which accept arguments), and the results are printed to your terminal.</text:p>
      <text:p text:style-name="Text_20_body">MPX displays a prompt when it is ready to accept commands; by default the prompt is “<text:span text:style-name="Teletype">MPX$</text:span>”.</text:p>
      <text:p text:style-name="Text_20_body">In the following example command line, “<text:span text:style-name="Teletype">date</text:span>” is the MPX shell command to run, “<text:span text:style-name="Teletype">2008</text:span>” is the first argument to that command, “<text:span text:style-name="Teletype">12</text:span>” is the second argument, and “<text:span text:style-name="Teletype">30</text:span>” is the third argument:</text:p>
      <text:p text:style-name="Text_20_body"><text:tab/><text:span text:style-name="Teletype">MPX$ </text:span><text:span text:style-name="Teletype"><text:span text:style-name="T2">date 2008 12 30</text:span></text:span></text:p>
      <text:p text:style-name="Text_20_body">Not all commands accept arguments. Read below to learn what commands are available, and pay particular attention to the <text:span text:style-name="Teletype">help</text:span> command.</text:p>
      <text:h text:style-name="Heading_20_2" text:outline-level="2">MPX Shell Commands</text:h>
      <text:p text:style-name="Text_20_body">These commands are available in version <text:user-defined style:data-style-name="N0" text:name="MPX_Version">R1</text:user-defined> of MPX:</text:p>
      <text:list xml:id="list1693070089" text:style-name="L1">
        <text:list-item>
          <text:p text:style-name="P12"><text:span text:style-name="Teletype">help</text:span></text:p>
        </text:list-item>
        <text:list-item>
          <text:p text:style-name="P12"><text:span text:style-name="Teletype">commands</text:span></text:p>
        </text:list-item>
        <text:list-item>
          <text:p text:style-name="P12"><text:span text:style-name="Teletype">exit</text:span></text:p>
        </text:list-item>
        <text:list-item>
          <text:p text:style-name="P12"><text:span text:style-name="Teletype">version</text:span></text:p>
        </text:list-item>
        <text:list-item>
          <text:p text:style-name="P12"><text:span text:style-name="Teletype">date</text:span></text:p>
        </text:list-item>
        <text:list-item>
          <text:p text:style-name="P12"><text:span text:style-name="Teletype">ls</text:span></text:p>
        </text:list-item>
      </text:list>
      <text:p text:style-name="Text_20_body">Each of the commands are documented in-detail in the following sections.</text:p>
      <text:h text:style-name="Heading_20_3" text:outline-level="3"/>
      <text:h text:style-name="P4" text:outline-level="3">The “help” Command</text:h>
      <text:p text:style-name="Text_20_body"><text:span text:style-name="Teletype">help</text:span> provides online help for users of MPX. This command is useful if you are forced to use MPX without access to this document (<text:span text:style-name="T1">“</text:span><text:span text:style-name="T1"><text:title>Paul Prince's Multi-Programming Executive</text:title></text:span><text:span text:style-name="T1">: </text:span><text:span text:style-name="T1"><text:keywords/></text:span><text:span text:style-name="T1"><text:user-defined style:data-style-name="N0" text:name="Subtitle">User's Manual</text:user-defined></text:span><text:span text:style-name="T1">”</text:span>). It can also be handy when you have simply forgotten the name of a command, or the order of a command's arguments, et cetera.</text:p>
      <text:h text:style-name="P5" text:outline-level="4">Usage</text:h>
      <text:p text:style-name="Text_20_body_20_indent">This command has two different forms, depending on the number of arguments given:</text:p>
      <text:h text:style-name="P6" text:outline-level="5">With no arguments</text:h>
      <text:p text:style-name="Text_20_body_20_indent">If no arguments are given, <text:span text:style-name="Teletype">help</text:span> prints a list of valid commands.</text:p>
      <text:h text:style-name="P6" text:outline-level="5">With 1 argument</text:h>
      <text:p text:style-name="Text_20_body_20_indent">If the name of a valid command is given as an argument, <text:span text:style-name="Teletype">help</text:span> shows the detailed description for that command.</text:p>
      <text:h text:style-name="Heading_20_4" text:outline-level="4">Errors</text:h>
      <text:p text:style-name="Text_20_body_20_indent">If the wrong number of arguments is given, an error saying so will be displayed.</text:p>
      <text:p text:style-name="Text_20_body_20_indent">If a single argument is given but it doesn't match a valid MPX shell command, you will be told that there is no help available for that command name.</text:p>
      <text:p text:style-name="Text_20_body_20_indent">If all commands, even valid ones, return the “no help available” response, check to see if the <text:span text:style-name="Teletype">help/</text:span> subdirectory has been removed or corrupted; MPX stores its online help data there. You may also see this happen if you run MPX from a working directory different from the one that contains the <text:span text:style-name="Teletype">mpx.exe</text:span> file.</text:p>
      <text:h text:style-name="Heading_20_4" text:outline-level="4">Examples</text:h>
      <text:p text:style-name="Text_20_body_20_indent">The following lines demonstrate valid usages of this command:</text:p>
      <text:list xml:id="list1788204288" text:style-name="L2">
        <text:list-item>
          <text:p text:style-name="P7"><text:span text:style-name="Teletype">help</text:span></text:p>
        </text:list-item>
        <text:list-item>
          <text:p text:style-name="P7"><text:span text:style-name="Teletype">help help</text:span></text:p>
        </text:list-item>
        <text:list-item>
          <text:p text:style-name="P7"><text:span text:style-name="Teletype">help version</text:span></text:p>
        </text:list-item>
      </text:list>
      <text:h text:style-name="Heading_20_3" text:outline-level="3"/>
      <text:h text:style-name="P4" text:outline-level="3">The “commands” Command</text:h>
      <text:p text:style-name="Text_20_body"><text:span text:style-name="Teletype">commands</text:span> displays a list of all valid MPX shell commands. This is very similar to calling <text:span text:style-name="Teletype">help</text:span> with no arguments.</text:p>
      <text:h text:style-name="Heading_20_4" text:outline-level="4">Deprecation Warning</text:h>
      <text:p text:style-name="Text_20_body_20_indent">This command has been slated for removal in a future version of MPX; you should use the command <text:span text:style-name="Teletype">help</text:span> instead!</text:p>
      <text:h text:style-name="Heading_20_4" text:outline-level="4">Usage</text:h>
      <text:p text:style-name="Text_20_body_20_indent">This command takes no arguments.</text:p>
      <text:h text:style-name="Heading_20_4" text:outline-level="4">Errors</text:h>
      <text:p text:style-name="Text_20_body_20_indent">This command produces no error messages.</text:p>
      <text:h text:style-name="Heading_20_4" text:outline-level="4">Examples</text:h>
      <text:p text:style-name="Text_20_body_20_indent">Since this command takes no arguments, only the following line represents valid usage:</text:p>
      <text:list xml:id="list1588103005" text:continue-numbering="true" text:style-name="L2">
        <text:list-item>
          <text:p text:style-name="P7"><text:span text:style-name="Teletype">commands</text:span></text:p>
        </text:list-item>
      </text:list>
      <text:h text:style-name="Heading_20_3" text:outline-level="3"/>
      <text:h text:style-name="P4" text:outline-level="3">The “exit” Command</text:h>
      <text:p text:style-name="Text_20_body"><text:span text:style-name="Teletype">exit</text:span> is used to terminate MPX and return to the host environment. After running exit, the user will be prompted “<text:span text:style-name="Teletype">Are you sure you want to terminate MPX? [y/n]</text:span>”. In order to actually exit MPX, you must respond to this prompt by typing “<text:span text:style-name="Teletype">y</text:span>” or “<text:span text:style-name="Teletype">yes</text:span>” (not case-sensitive) and pressing return. Any other input will cancel the exit command and return to the MPX shell prompt.</text:p>
      <text:h text:style-name="Heading_20_4" text:outline-level="4">Usage</text:h>
      <text:p text:style-name="Text_20_body_20_indent">This command takes no arguments.</text:p>
      <text:h text:style-name="Heading_20_4" text:outline-level="4">Errors</text:h>
      <text:p text:style-name="Text_20_body_20_indent">This command is never expected to produce and errors during normal conditions.</text:p>
      <text:h text:style-name="Heading_20_4" text:outline-level="4">Examples</text:h>
      <text:p text:style-name="Text_20_body_20_indent">Since this command takes no arguments, only the following line represents valid usage:</text:p>
      <text:list xml:id="list323718753" text:continue-numbering="true" text:style-name="L2">
        <text:list-item>
          <text:p text:style-name="P7"><text:span text:style-name="Teletype">exit</text:span></text:p>
        </text:list-item>
      </text:list>
      <text:h text:style-name="Heading_20_3" text:outline-level="3"/>
      <text:h text:style-name="P4" text:outline-level="3">The “version” Command</text:h>
      <text:p text:style-name="Text_20_body"><text:span text:style-name="Teletype">version</text:span> displays the version of the MPX software that is running (R1, R2, etc.).</text:p>
      <text:p text:style-name="Text_20_body">The date when the current version was officially submitted for evaluation is also printed.</text:p>
      <text:h text:style-name="Heading_20_4" text:outline-level="4">Usage</text:h>
      <text:p text:style-name="Text_20_body_20_indent">This command takes no arguments.</text:p>
      <text:h text:style-name="Heading_20_4" text:outline-level="4">Errors</text:h>
      <text:p text:style-name="Text_20_body_20_indent">This command produces no error messages.</text:p>
      <text:h text:style-name="Heading_20_4" text:outline-level="4">Examples</text:h>
      <text:p text:style-name="Text_20_body_20_indent">Since this command takes no arguments, only the following line represents valid usage:</text:p>
      <text:list xml:id="list267546523" text:continue-numbering="true" text:style-name="L2">
        <text:list-item>
          <text:p text:style-name="P7"><text:span text:style-name="Teletype">version</text:span></text:p>
        </text:list-item>
      </text:list>
      <text:h text:style-name="Heading_20_3" text:outline-level="3"/>
      <text:h text:style-name="P4" text:outline-level="3">The “date” Command</text:h>
      <text:p text:style-name="Text_20_body"><text:span text:style-name="Teletype">date</text:span> is used to both view and change the MPX system date.</text:p>
      <text:p text:style-name="Text_20_body">On startup, MPX initializes its internal date from the host environment. You may change the MPX system date at any time by calling the <text:span text:style-name="Teletype">date</text:span> command with three arguments: the new year, month, and day (in that order).</text:p>
      <text:p text:style-name="Text_20_body">Note that the date is never transmitted back to the host environment from MPX, and changes to the MPX system date will not be saved between invocations of MPX.</text:p>
      <text:h text:style-name="P5" text:outline-level="4">Usage</text:h>
      <text:p text:style-name="Text_20_body_20_indent">This command has two different forms, depending on the number of arguments given:</text:p>
      <text:h text:style-name="P6" text:outline-level="5">With no arguments</text:h>
      <text:p text:style-name="Text_20_body_20_indent">If no arguments are given, <text:span text:style-name="Teletype">date</text:span> prints the current MPX system date.</text:p>
      <text:h text:style-name="P6" text:outline-level="5">With 3 arguments</text:h>
      <text:p text:style-name="Text_20_body_20_indent">If you call <text:span text:style-name="Teletype">date</text:span> with three arguments representing a valid date (in order: the year, the month, and the day), the MPX system date will be changed to that date.</text:p>
      <text:h text:style-name="Heading_20_4" text:outline-level="4">Errors</text:h>
      <text:p text:style-name="Text_20_body_20_indent">The user will be notified if any of the following occur: An invalid date was specified by the user, the wrong number of arguments were given to <text:span text:style-name="Teletype">date</text:span>, or an undefined error was encountered in trying to set the date.</text:p>
      <text:h text:style-name="Heading_20_4" text:outline-level="4">Examples</text:h>
      <text:p text:style-name="Text_20_body_20_indent">The following lines demonstrate some valid usages of this command:</text:p>
      <text:list xml:id="list52993522" text:continue-numbering="true" text:style-name="L2">
        <text:list-item>
          <text:p text:style-name="P7"><text:span text:style-name="Teletype">date</text:span></text:p>
        </text:list-item>
        <text:list-item>
          <text:p text:style-name="P7"><text:span text:style-name="Teletype">date 2010 2 28</text:span></text:p>
        </text:list-item>
        <text:list-item>
          <text:p text:style-name="P7"><text:span text:style-name="Teletype">date 2011 03 15</text:span></text:p>
        </text:list-item>
      </text:list>
      <text:h text:style-name="Heading_20_3" text:outline-level="3"/>
      <text:h text:style-name="P4" text:outline-level="3">The “ls” Command</text:h>
      <text:p text:style-name="Text_20_body"><text:span text:style-name="Teletype">ls</text:span> is used to list MPX files in a given directory. MPX files are executable files suitable for running under MPX.</text:p>
      <text:p text:style-name="Text_20_body">Called without arguments, <text:span text:style-name="Teletype">ls</text:span> will list the MPX files from the default MPX file directory (“<text:span text:style-name="Teletype">./mpx/</text:span>”).</text:p>
      <text:p text:style-name="Text_20_body">Otherwise, specify the path to the desired directory as the first and only argument to <text:span text:style-name="Teletype">ls</text:span>.</text:p>
      <text:p text:style-name="Text_20_body">MPX does not verify that listed files are valid MPX files, but instead assumes that any file whose name ends in “.MPX” (not case-sensitive) is a valid MPX file.</text:p>
      <text:h text:style-name="P5" text:outline-level="4">Usage</text:h>
      <text:p text:style-name="Text_20_body_20_indent">This command has two different forms, depending on the number of arguments given:</text:p>
      <text:h text:style-name="P6" text:outline-level="5">With no arguments</text:h>
      <text:p text:style-name="Text_20_body_20_indent">If no arguments are given, <text:span text:style-name="Teletype">ls</text:span> lists the MPX files from the default MPX file directory.</text:p>
      <text:h text:style-name="P6" text:outline-level="5">With 1 argument</text:h>
      <text:p text:style-name="Text_20_body_20_indent">If you call <text:span text:style-name="Teletype">ls</text:span> with one argument representing a valid directory path, then the MPX files in that directory will be listed.</text:p>
      <text:h text:style-name="Heading_20_4" text:outline-level="4">Errors</text:h>
      <text:p text:style-name="Text_20_body_20_indent">The user will be notified if any of the following occur: An invalid directory was specified by the user, the wrong number of arguments were given to <text:span text:style-name="Teletype">ls</text:span>, or an undefined error was encountered in trying to access the specified directory.</text:p>
      <text:p text:style-name="Text_20_body_20_indent">If you receive the “failed to open directory” error even when calling <text:span text:style-name="Teletype">ls</text:span> without arguments, check to see that the “<text:span text:style-name="Teletype">./mpx/</text:span>” directory exists and is not corrupt, that you have appropriate permissions to access it and the files therein, and that you are invoking <text:span text:style-name="Teletype">mpx.exe</text:span> from the correct working directory.</text:p>
      <text:h text:style-name="Heading_20_4" text:outline-level="4">Examples</text:h>
      <text:p text:style-name="Text_20_body_20_indent">The following lines demonstrate some valid usages of this command:</text:p>
      <text:list xml:id="list635288503" text:continue-numbering="true" text:style-name="L2">
        <text:list-item>
          <text:p text:style-name="P7"><text:span text:style-name="Teletype">ls</text:span></text:p>
        </text:list-item>
        <text:list-item>
          <text:p text:style-name="P7"><text:span text:style-name="Teletype">ls .\somedir</text:span></text:p>
        </text:list-item>
        <text:list-item>
          <text:p text:style-name="P7"><text:span text:style-name="Teletype">ls C:\PROGRA~1\PATH\TO\A\DIR\</text:span></text:p>
        </text:list-item>
      </text:list>
      <text:p text:style-name="Text_20_body_20_ind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Micro Hei" svg:font-family="'WenQuanYi Micro Hei'" style:font-family-generic="modern" style:font-pitch="fixed"/>
    <style:font-face style:name="ZapfHumnst BT" svg:font-family="'ZapfHumnst BT'" style:font-adornments="Italic" style:font-pitch="variable"/>
    <style:font-face style:name="ZapfHumnst Dm BT" svg:font-family="'ZapfHumnst Dm BT'" style:font-adornments="Demi" style:font-pitch="variable"/>
    <style:font-face style:name="ZapfHumnst Dm BT1" svg:font-family="'ZapfHumnst Dm BT'" style:font-adornments="Demi Italic" style:font-pitch="variable"/>
    <style:font-face style:name="ZapfHumnst Ult BT" svg:font-family="'ZapfHumnst Ult BT'" style:font-adornments="Ultra" style:font-pitch="variable"/>
    <style:font-face style:name="Adobe Garamond Pro" svg:font-family="'Adobe Garamond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dobe Garamond Pro" fo:font-size="11pt" style:font-weight-asian="normal"/>
    </style:style>
    <style:style style:name="Heading" style:family="paragraph" style:parent-style-name="Standard" style:next-style-name="Text_20_body" style:class="text">
      <style:paragraph-properties fo:margin-top="0.1201in" fo:margin-bottom="0.0201in" style:shadow="none" fo:keep-with-next="always"/>
      <style:text-properties fo:color="#0093d9" style:font-name="ZapfHumnst Dm BT" fo:font-size="14pt" style:font-name-asian="WenQuanYi Zen Hei" style:font-size-asian="14pt" style:font-weight-asian="normal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01in" fo:margin-bottom="0.1402in" style:page-number="auto" fo:break-before="page" fo:padding-left="0in" fo:padding-right="0in" fo:padding-top="0in" fo:padding-bottom="0.0402in" fo:border-left="none" fo:border-right="none" fo:border-top="none" fo:border-bottom="0.0138in solid #0093d9"/>
      <style:text-properties style:font-name="ZapfHumnst Dm BT" fo:font-size="24pt" fo:font-weight="normal" style:font-size-asian="115%" style:font-weight-asian="normal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808080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808080" fo:font-style="italic"/>
    </style:style>
    <style:style style:name="Title" style:family="paragraph" style:parent-style-name="Heading" style:next-style-name="Subtitle" style:class="chapter">
      <style:paragraph-properties fo:margin-top="2in" fo:margin-bottom="1in" fo:text-align="center" style:justify-single-word="false"/>
      <style:text-properties style:font-name="ZapfHumnst Ult BT" fo:font-size="24pt" fo:font-weight="normal" style:font-size-asian="18pt" style:font-weight-asian="norm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201in" fo:margin-bottom="1in" fo:text-align="center" style:justify-single-word="false"/>
      <style:text-properties style:font-name="ZapfHumnst Dm BT1" fo:font-size="24pt" fo:font-style="italic" style:font-size-asian="14pt" style:font-style-asian="italic" style:font-weight-asian="normal" style:font-size-complex="14pt" style:font-style-complex="italic"/>
    </style:style>
    <style:style style:name="Author" style:family="paragraph" style:parent-style-name="Heading" style:next-style-name="Text_20_body">
      <style:paragraph-properties fo:text-align="center" style:justify-single-word="false"/>
      <style:text-properties fo:font-size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.5in" fo:margin-top="0.1201in" fo:margin-bottom="0.0799in" fo:text-indent="-0.3in" style:auto-text-indent="false" fo:padding-left="0in" fo:padding-right="0in" fo:padding-top="0in" fo:padding-bottom="0.0201in" fo:border-left="none" fo:border-right="none" fo:border-top="none" fo:border-bottom="0.0071in solid #ff8d00">
        <style:tab-stops/>
      </style:paragraph-properties>
      <style:text-properties fo:color="#ff8d00" fo:font-size="18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default-outline-level="3" style:class="text">
      <style:paragraph-properties fo:margin-left="0.6in" fo:margin-right="0.3in" fo:margin-top="0.1201in" fo:margin-bottom="0.0201in" fo:text-indent="-0.6in" style:auto-text-indent="false">
        <style:tab-stops/>
      </style:paragraph-properties>
      <style:text-properties fo:color="#ff8d00" fo:font-size="15pt" style:text-underline-style="none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_20_indent" style:default-outline-level="4" style:class="text">
      <style:paragraph-properties fo:margin-left="0.6in" fo:margin-right="0.3in" fo:text-indent="-0.3in" style:auto-text-indent="false">
        <style:tab-stops/>
      </style:paragraph-properties>
      <style:text-properties style:font-name="ZapfHumnst BT"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" style:default-outline-level="5" style:class="text">
      <style:paragraph-properties fo:margin-left="0.6in" fo:margin-right="0.3in" fo:text-indent="-0.3in" style:auto-text-indent="false">
        <style:tab-stops/>
      </style:paragraph-properties>
      <style:text-properties style:font-name="ZapfHumnst BT" fo:font-size="12pt" fo:font-style="italic" fo:font-weight="normal" style:font-size-asian="85%" style:font-weight-asian="normal" style:font-size-complex="85%" style:font-weight-complex="bold"/>
    </style:style>
    <style:style style:name="Heading_20_6" style:display-name="Heading 6" style:family="paragraph" style:parent-style-name="Heading" style:next-style-name="Text_20_body_20_indent" style:default-outline-level="6" style:class="text">
      <style:paragraph-properties fo:margin-left="0.6in" fo:margin-right="0.3in" fo:text-indent="-0.3in" style:auto-text-indent="false">
        <style:tab-stops/>
      </style:paragraph-properties>
      <style:text-properties fo:font-size="75%" fo:font-weight="normal" style:font-size-asian="75%" style:font-weight-asian="normal" style:font-size-complex="75%" style:font-weight-complex="bold"/>
    </style:style>
    <style:style style:name="Heading_20_7" style:display-name="Heading 7" style:family="paragraph" style:parent-style-name="Heading" style:next-style-name="Text_20_body_20_indent" style:default-outline-level="7" style:class="text">
      <style:paragraph-properties fo:margin-left="0.9in" fo:margin-right="0.6in" fo:text-indent="-0.3in" style:auto-text-indent="false">
        <style:tab-stops/>
      </style:paragraph-properties>
      <style:text-properties fo:font-size="75%" fo:font-weight="normal" style:font-size-asian="75%" style:font-weight-asian="normal" style:font-size-complex="75%" style:font-weight-complex="bold"/>
    </style:style>
    <style:style style:name="Heading_20_8" style:display-name="Heading 8" style:family="paragraph" style:parent-style-name="Heading" style:next-style-name="Text_20_body_20_indent" style:default-outline-level="8" style:class="text">
      <style:paragraph-properties fo:margin-left="0.9in" fo:margin-right="0.6in" fo:text-indent="-0.3in" style:auto-text-indent="false">
        <style:tab-stops/>
      </style:paragraph-properties>
      <style:text-properties fo:font-size="75%" fo:font-weight="normal" style:font-size-asian="75%" style:font-weight-asian="normal" style:font-size-complex="75%" style:font-weight-complex="bold"/>
    </style:style>
    <style:style style:name="Heading_20_9" style:display-name="Heading 9" style:family="paragraph" style:parent-style-name="Heading" style:next-style-name="Text_20_body_20_indent" style:default-outline-level="9" style:class="text">
      <style:paragraph-properties fo:margin-left="0.9in" fo:margin-right="0.6in" fo:text-indent="-0.3in" style:auto-text-indent="false">
        <style:tab-stops/>
      </style:paragraph-properties>
      <style:text-properties fo:font-size="75%" fo:font-weight="normal" style:font-size-asian="75%" style:font-weight-asian="normal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.9in" fo:margin-right="0.6in" fo:text-indent="-0.3in" style:auto-text-indent="false">
        <style:tab-stops/>
      </style:paragraph-properties>
      <style:text-properties fo:font-size="75%" fo:font-weight="normal" style:font-size-asian="75%" style:font-weight-asian="normal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3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9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7138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" style:font-size-asian="10pt" style:font-name-complex="Lohit Devanagari2" style:font-size-complex="10pt"/>
    </style:style>
    <style:style style:name="Text" style:family="paragraph" style:parent-style-name="Caption" style:class="extra"/>
    <style:style style:name="Teletype" style:family="text">
      <style:text-properties style:text-position="-7% 100%" style:font-name="DejaVu Sans Mono" fo:font-size="10pt" style:font-name-asian="WenQuanYi Micro Hei" style:font-name-complex="Lohit Devanagar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5in" fo:margin-bottom="0.75in" fo:margin-left="1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799in" fo:margin-left="0in" fo:margin-right="0in" fo:margin-bottom="0.0799in" fo:border-top="none" fo:border-bottom="0.0071in solid #c0c0c0" fo:border-left="none" fo:border-right="none" fo:padding-top="0in" fo:padding-bottom="0.0799in" fo:padding-left="0in" fo:padding-right="0in" style:shadow="none" style:dynamic-spacing="false"/>
      </style:header-style>
      <style:footer-style>
        <style:header-footer-properties fo:min-height="0.2799in" fo:margin-left="0in" fo:margin-right="0in" fo:margin-top="0.0799in" fo:border-top="0.0071in solid #c0c0c0" fo:border-bottom="none" fo:border-left="none" fo:border-right="none" fo:padding-top="0.0799in" fo:padding-bottom="0in" fo:padding-left="0in" fo:padding-right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WVU Comp. Sci. 450“<text:title>Paul Prince's Multi-Programming Executive</text:title>: <text:user-defined style:data-style-name="N0" text:name="Subtitle">User's Manual</text:user-defined>”</text:p>
      </style:header>
      <style:footer>
        <text:p text:style-name="MP2">Page <text:page-number text:select-page="current">11</text:page-number> of <text:page-count>11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Prince</meta:initial-creator>
    <meta:creation-date>2010-09-21T16:46:31</meta:creation-date>
    <dc:date>2011-02-28T12:03:00</dc:date>
    <meta:editing-duration>PT2H55M36S</meta:editing-duration>
    <meta:editing-cycles>17</meta:editing-cycles>
    <meta:generator>OpenOffice.org/3.3$Unix OpenOffice.org_project/330m20$Build-9567</meta:generator>
    <dc:title>Paul Prince's Multi-Programming Executive</dc:title>
    <meta:document-statistic meta:table-count="0" meta:image-count="0" meta:object-count="0" meta:page-count="11" meta:paragraph-count="132" meta:word-count="1389" meta:character-count="7866"/>
    <meta:user-defined meta:name="MPX_Version">R1</meta:user-defined>
    <meta:user-defined meta:name="Subtitle">User's Manual</meta:user-defined>
  </office:meta>
</office:document-meta>
</file>